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ObjectElementImpl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V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Us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HTMLObject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TabIndex( int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Border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CodeBase( String code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H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Vspace( String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Archive( String arch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UseMap( String us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B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Code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Decl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Declare( boolean decl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Arch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Standb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C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Hspace( String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Standby( String standb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bjectElementImpl.getTab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ObjectElementImpl.setCodeType( String c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